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fig.setDefaul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BeanConfig( Bean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BeanConfig( String className ,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onfig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fig.newInstan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